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Calibri" fo:font-size="11pt" fo:language="pl" fo:country="PL" style:font-size-asian="11pt"/>
    </style:style>
    <style:style style:name="P2" style:family="paragraph" style:parent-style-name="Standard">
      <style:paragraph-properties fo:line-height="100%"/>
      <style:text-properties style:font-name="Calibri" fo:font-size="11pt" fo:language="pl" fo:country="PL" fo:font-weight="normal" style:font-size-asian="11pt" style:font-weight-asian="normal"/>
    </style:style>
    <style:style style:name="P3" style:family="paragraph" style:parent-style-name="Standard">
      <style:paragraph-properties fo:line-height="115%" fo:text-align="justify" style:justify-single-word="false"/>
      <style:text-properties style:font-name="Calibri" fo:font-size="11pt" fo:language="pl" fo:country="PL" fo:font-weight="normal" style:font-size-asian="11pt" style:font-weight-asian="normal"/>
    </style:style>
    <style:style style:name="P4" style:family="paragraph" style:parent-style-name="Standard">
      <style:paragraph-properties fo:line-height="100%"/>
      <style:text-properties style:font-name="Calibri" fo:font-size="11pt" fo:language="pl" fo:country="PL" fo:font-style="normal" fo:font-weight="normal" style:font-size-asian="11pt" style:font-style-asian="normal" style:font-weight-asian="normal"/>
    </style:style>
    <style:style style:name="P5" style:family="paragraph" style:parent-style-name="Standard">
      <style:paragraph-properties fo:line-height="115%" fo:text-align="justify" style:justify-single-word="false"/>
      <style:text-properties fo:language="pl" fo:country="PL" officeooo:paragraph-rsid="000fcc13"/>
    </style:style>
    <style:style style:name="P6" style:family="paragraph" style:parent-style-name="Standard">
      <style:paragraph-properties fo:line-height="100%">
        <style:tab-stops>
          <style:tab-stop style:position="8.5cm" style:type="center"/>
          <style:tab-stop style:position="17cm" style:type="right"/>
        </style:tab-stops>
      </style:paragraph-properties>
      <style:text-properties style:font-name="Calibri" fo:font-size="12pt" fo:language="pl" fo:country="PL" style:font-size-asian="12pt"/>
    </style:style>
    <style:style style:name="P7" style:family="paragraph" style:parent-style-name="Standard">
      <style:paragraph-properties fo:line-height="115%" fo:text-align="justify" style:justify-single-word="false"/>
      <style:text-properties style:font-name="Calibri" fo:font-size="12.5pt" fo:language="pl" fo:country="PL" fo:font-weight="normal" style:font-size-asian="12.5pt" style:font-weight-asian="normal"/>
    </style:style>
    <style:style style:name="P8" style:family="paragraph" style:parent-style-name="Standard">
      <style:paragraph-properties fo:line-height="115%" fo:text-align="justify" style:justify-single-word="false"/>
      <style:text-properties style:font-name="Calibri" fo:font-size="11pt" fo:language="pl" fo:country="PL" fo:font-weight="normal" officeooo:rsid="001193d8" officeooo:paragraph-rsid="001193d8" style:font-size-asian="11pt" style:font-weight-asian="normal"/>
    </style:style>
    <style:style style:name="P9" style:family="paragraph" style:parent-style-name="Standard">
      <style:paragraph-properties fo:margin-top="0.353cm" fo:margin-bottom="0.212cm" loext:contextual-spacing="false" fo:line-height="100%"/>
      <style:text-properties style:font-name="Liberation Sans1" fo:font-size="14pt" fo:language="pl" fo:country="PL" fo:font-weight="bold" style:font-size-asian="14pt" style:font-weight-asian="bold"/>
    </style:style>
    <style:style style:name="P10" style:family="paragraph" style:parent-style-name="Standard">
      <style:paragraph-properties fo:margin-top="0.247cm" fo:margin-bottom="0.212cm" loext:contextual-spacing="false" fo:line-height="100%"/>
      <style:text-properties style:font-name="Liberation Sans1" fo:font-size="14pt" fo:language="pl" fo:country="PL" fo:font-weight="bold" style:font-size-asian="14pt" style:font-weight-asian="bold"/>
    </style:style>
    <style:style style:name="T1" style:family="text">
      <style:text-properties style:font-name="Calibri" fo:font-size="12.5pt" fo:font-weight="normal" style:font-size-asian="12.5pt" style:font-weight-asian="normal"/>
    </style:style>
    <style:style style:name="T2" style:family="text">
      <style:text-properties style:font-name="Calibri" fo:font-size="12.5pt" fo:font-style="italic" fo:font-weight="normal" style:font-size-asian="12.5pt" style:font-style-asian="italic" style:font-weight-asian="normal"/>
    </style:style>
    <style:style style:name="T3" style:family="text">
      <style:text-properties style:font-name="Calibri" fo:font-size="12.5pt" fo:font-style="normal" fo:font-weight="normal" style:font-size-asian="12.5pt" style:font-style-asian="normal" style:font-weight-asian="normal"/>
    </style:style>
    <style:style style:name="T4" style:family="text">
      <style:text-properties style:font-name="Calibri" fo:font-size="12.5pt" fo:font-style="normal" fo:font-weight="normal" officeooo:rsid="000fcc13" style:font-size-asian="12.5pt" style:font-style-asian="normal" style:font-weight-asian="normal"/>
    </style:style>
    <style:style style:name="T5" style:family="text">
      <style:text-properties style:font-name="Calibri" fo:font-size="12.5pt" fo:font-style="normal" fo:font-weight="normal" officeooo:rsid="000fcc13" style:font-size-asian="12.5pt" style:font-style-asian="normal" style:font-weight-asian="normal" style:font-style-complex="normal"/>
    </style:style>
    <style:style style:name="T6" style:family="text">
      <style:text-properties officeooo:rsid="001193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eronika Pijagin, 271083</text:p>
      <text:p text:style-name="P1"/>
      <text:p text:style-name="P9">Projekt 3 – model odbicia Phonga</text:p>
      <text:p text:style-name="P10">Konspekt</text:p>
      <text:p text:style-name="P2"/>
      <text:p text:style-name="P7">Zadanie polega na zaimplementowaniu modelu odbicia Phonga. Zostanie przedstawiony model cieniowania na różnych płaszczyznach przy punktowym źródle światła.</text:p>
      <text:p text:style-name="P3"/>
      <text:p text:style-name="P7">Zaimplementowany model zaprezentuję na kuli oraz powierzchni płaskiej. To pokaże jak różni się odbicie światła w zależności od kształtu płaszczyzny.</text:p>
      <text:p text:style-name="P3"/>
      <text:p text:style-name="P7">W projekcie umożliwione zostanie sterowanie następującymi wartościami: pozycją światła na osi X, pozycją światła na osi Y, pozycją światła na osi Z, natężeniem światła odbijanego zwierciadlanie (ang. specular light), natężeniem światła rozproszonego (ang. diffuse light) oraz natężeniem światła otoczenia (and. ambient light).</text:p>
      <text:p text:style-name="P3"/>
      <text:p text:style-name="P7">Dzięki zmianie współczynników zaprezentuję jak światło odbija się na powierzchni skrajnie odbijającej, skrajnie rozpraszającej oraz <text:span text:style-name="T6">na </text:span>powierzchni<text:span text:style-name="T6">ach</text:span> mieszanych.</text:p>
      <text:p text:style-name="P8"/>
      <text:p text:style-name="P5"><text:span text:style-name="T1">Projekt zostanie wykonany w języku </text:span><text:span text:style-name="T2">JavaScript </text:span><text:span text:style-name="T3">jako strona internetowa. </text:span><text:span text:style-name="T4">R</text:span><text:span text:style-name="T3">ysowanie obiektów trójwymiarowych wykonam przy pomocy </text:span><text:span text:style-name="T4">biblioteki</text:span><text:span text:style-name="T3"> </text:span><text:span text:style-name="T2">three.js, </text:span><text:span text:style-name="T5">które następnie umieszczę </text:span><text:span text:style-name="T3">w obiekcie </text:span><text:span text:style-name="T2">canvas </text:span><text:span text:style-name="T5">zagnieżdżonym</text:span><text:span text:style-name="T3"> w HTML. Do sterowania wykorzystam małą bibliotekę </text:span><text:span text:style-name="T2">dat.gui</text:span><text:span text:style-name="T3">, która pozwoli mi na stworzenie prostego kontrolera do modyfikacji współczynników.</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20:55:17.297000000</meta:creation-date>
    <dc:date>2017-12-04T21:27:52.360000000</dc:date>
    <meta:editing-duration>PT1M23S</meta:editing-duration>
    <meta:editing-cycles>2</meta:editing-cycles>
    <meta:generator>LibreOffice/5.4.2.2$Windows_X86_64 LibreOffice_project/22b09f6418e8c2d508a9eaf86b2399209b0990f4</meta:generator>
    <meta:document-statistic meta:table-count="0" meta:image-count="0" meta:object-count="0" meta:page-count="1" meta:paragraph-count="8" meta:word-count="149" meta:character-count="1199" meta:non-whitespace-character-count="1057"/>
  </office:meta>
</office:document-meta>
</file>